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officeooo:rsid="0005544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i Emrah</text:p>
      <text:p text:style-name="Standard">How are you? I hope you <text:span text:style-name="T1">a</text:span>re doing well. Our friends from Africa will come to Russia. We're going to have a big party with them this weekend. We plan to meet in Vladivostok in the big house. Would you like to join us? I hope you can, as it would be great to see you. You can stay in our house and enjoy the party. Please let me know if you want to join us.</text:p>
      <text:p text:style-name="Standard">I hope to see you.</text:p>
      <text:p text:style-name="Standard">I hug you,</text:p>
      <text:p text:style-name="Standard">Sash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6.2$Linux_X86_64 LibreOffice_project/40$Build-2</meta:generator>
    <dc:date>2020-11-25T12:32:28.785692088</dc:date>
    <meta:editing-duration>PT2M55S</meta:editing-duration>
    <meta:editing-cycles>4</meta:editing-cycles>
    <meta:document-statistic meta:table-count="0" meta:image-count="0" meta:object-count="0" meta:page-count="1" meta:paragraph-count="5" meta:word-count="87" meta:character-count="396" meta:non-whitespace-character-count="314"/>
  </office:meta>
</office:document-meta>
</file>